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Text_20_body">
      <style:paragraph-properties fo:margin-top="0in" fo:margin-bottom="0i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RLM can be seen as composed of:</text:p>
      <text:p text:style-name="P1"><text:tab/>- a license server, which contains a 'generic' server and at least one 'isv' server (ISV = Independent Software Vendor; you could say we get only one of these)</text:p>
      <text:p text:style-name="P1"><text:tab/>- a set of utilities, which is basically designed for our clients to use (they can check out the validity of their license, the state of their 'generic' server, etc.)</text:p>
      <text:p text:style-name="P1"><text:tab/>- a set of keys needed to generate the license files, these are to be generated once and then never changed or lost</text:p>
      <text:p text:style-name="P1"><text:tab/>- a set of libraries that need to be linked to our 'main' to use the API Reprise Software provides to manage license checking</text:p>
      <text:p text:style-name="P1"><text:tab/>- a license center, which is an web-based application that allows Internet activation</text:p>
      <text:p text:style-name="P1"/>
      <text:p text:style-name="P1">When shipping our product we also integrate the 'generic' and 'isv' servers, the utilities package and a license file.</text:p>
      <text:p text:style-name="P1"/>
      <text:p text:style-name="P1">So, all we need to do is:<text:line-break/><text:tab/>- decide on a licensing strategy (either node-locked or floating-point)</text:p>
      <text:p text:style-name="P1"><text:tab/>- generate and safely store the keys</text:p>
      <text:p text:style-name="P1"><text:tab/>- link the RLM library and include API calls into our 'main'</text:p>
      <text:p text:style-name="P1"><text:tab/>- ship the product along with the license server (both the 'generic' part and 'isv' part)</text:p>
      <text:p text:style-name="P1"><text:tab/>- create license files for our customers</text:p>
      <text:p text:style-name="P1"/>
      <text:p text:style-name="P1">The license file contains information about:</text:p>
      <text:p text:style-name="P1"><text:tab/>- the ISV</text:p>
      <text:p text:style-name="P1"><text:tab/>- the product it was meant to be used with</text:p>
      <text:p text:style-name="P1"><text:tab/>- the maximum version allowed</text:p>
      <text:p text:style-name="P1"><text:tab/>- the expiration date</text:p>
      <text:p text:style-name="P1"><text:tab/>- the type of the license (node-locked or floating point)</text:p>
      <text:p text:style-name="P1"><text:tab/>- the license key</text:p>
      <text:p text:style-name="P1"><text:tab/>- the amount of time the license to be checked out after the license has stopped being used</text:p>
      <text:p text:style-name="P1"><text:tab/>- the identification of the client, meaning the license will only work if the machine it is being checked out form is recognized as the client (this can be done either by locking onto the IP address, MAC address, etc.; <text:s/>basically used with node-locked licenses)</text:p>
      <text:p text:style-name="P1"><text:tab/>- the roaming time</text:p>
      <text:p text:style-name="P1"><text:tab/>- the platforms allowed to use the license</text:p>
      <text:p text:style-name="P1"><text:tab/>- other information, like the name of the issuer, the name of the customer, the release date of the license, etc.</text:p>
      <text:p text:style-name="P1"/>
      <text:p text:style-name="P1">So far there's still need to be tested the Internet activation and other stuff related to it, but there's no doubt that the RLM is easy to use, portable and reliable; sure there where some issues in the past, but the Reprise development team managed to solve tho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Tibi Haret</meta:initial-creator>
    <meta:creation-date>2008-09-08T11:08:46</meta:creation-date>
    <dc:creator>Tibi Haret</dc:creator>
    <dc:date>2008-09-09T14:11:25</dc:date>
    <dc:language>en-US</dc:language>
    <meta:editing-cycles>10</meta:editing-cycles>
    <meta:editing-duration>PT1H33M16S</meta:editing-duration>
    <meta:user-defined meta:name="Info 1"/>
    <meta:user-defined meta:name="Info 2"/>
    <meta:user-defined meta:name="Info 3"/>
    <meta:user-defined meta:name="Info 4"/>
    <meta:document-statistic meta:table-count="0" meta:image-count="0" meta:object-count="0" meta:page-count="1" meta:paragraph-count="25" meta:word-count="374" meta:character-count="2155"/>
  </office:meta>
</office:document-meta>
</file>